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050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03" calcext:value-type="float">
            <text:p>3.03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36 kWh</text:p>
          </table:table-cell>
          <table:table-cell office:value-type="float" office:value="1512.07" calcext:value-type="float">
            <text:p>1512.07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T-0</text:p>
          </table:table-cell>
          <table:table-cell office:value-type="float" office:value="1699.53" calcext:value-type="float">
            <text:p>1699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2" calcext:value-type="float">
            <text:p>1.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27 kWh</text:p>
          </table:table-cell>
          <table:table-cell office:value-type="float" office:value="1441.27" calcext:value-type="float">
            <text:p>1441.2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2-01-2018</text:p>
          </table:table-cell>
          <table:table-cell/>
          <table:table-cell office:value-type="float" office:value="16.08" calcext:value-type="float">
            <text:p>16.08</text:p>
          </table:table-cell>
          <table:table-cell office:value-type="string" calcext:value-type="string">
            <text:p>T-0</text:p>
          </table:table-cell>
          <table:table-cell office:value-type="float" office:value="1625.55" calcext:value-type="float">
            <text:p>1625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.46" calcext:value-type="float">
            <text:p>5.4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37 kWh</text:p>
          </table:table-cell>
          <table:table-cell office:value-type="float" office:value="2231.93" calcext:value-type="float">
            <text:p>2231.9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56.24" calcext:value-type="float">
            <text:p>156.24</text:p>
          </table:table-cell>
          <table:table-cell office:value-type="float" office:value="23.98" calcext:value-type="float">
            <text:p>23.98</text:p>
          </table:table-cell>
          <table:table-cell office:value-type="string" calcext:value-type="string">
            <text:p>T-0</text:p>
          </table:table-cell>
          <table:table-cell office:value-type="float" office:value="2583.93" calcext:value-type="float">
            <text:p>2583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58" calcext:value-type="float">
            <text:p>5.58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74 kWh</text:p>
          </table:table-cell>
          <table:table-cell office:value-type="float" office:value="1768.01" calcext:value-type="float">
            <text:p>1768.0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/>
          <table:table-cell office:value-type="float" office:value="19.34" calcext:value-type="float">
            <text:p>19.34</text:p>
          </table:table-cell>
          <table:table-cell office:value-type="string" calcext:value-type="string">
            <text:p>T-0</text:p>
          </table:table-cell>
          <table:table-cell office:value-type="float" office:value="1958.56" calcext:value-type="float">
            <text:p>1958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37" calcext:value-type="float">
            <text:p>2.3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81 kWh</text:p>
          </table:table-cell>
          <table:table-cell office:value-type="float" office:value="1811.26" calcext:value-type="float">
            <text:p>1811.2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/>
          <table:table-cell office:value-type="float" office:value="19.76" calcext:value-type="float">
            <text:p>19.76</text:p>
          </table:table-cell>
          <table:table-cell office:value-type="string" calcext:value-type="string">
            <text:p>T-0</text:p>
          </table:table-cell>
          <table:table-cell office:value-type="float" office:value="1998.35" calcext:value-type="float">
            <text:p>1998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337 kWh</text:p>
          </table:table-cell>
          <table:table-cell office:value-type="float" office:value="2204.2" calcext:value-type="float">
            <text:p>2204.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54.29" calcext:value-type="float">
            <text:p>154.29</text:p>
          </table:table-cell>
          <table:table-cell office:value-type="float" office:value="23.68" calcext:value-type="float">
            <text:p>23.68</text:p>
          </table:table-cell>
          <table:table-cell office:value-type="string" calcext:value-type="string">
            <text:p>T-0</text:p>
          </table:table-cell>
          <table:table-cell office:value-type="float" office:value="2546.46" calcext:value-type="float">
            <text:p>2546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63" calcext:value-type="float">
            <text:p>3.63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91 kWh</text:p>
          </table:table-cell>
          <table:table-cell office:value-type="float" office:value="1867.77" calcext:value-type="float">
            <text:p>1867.7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/>
          <table:table-cell office:value-type="float" office:value="20.31" calcext:value-type="float">
            <text:p>20.31</text:p>
          </table:table-cell>
          <table:table-cell office:value-type="string" calcext:value-type="string">
            <text:p>T-0</text:p>
          </table:table-cell>
          <table:table-cell office:value-type="float" office:value="2055.33" calcext:value-type="float">
            <text:p>2055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1" calcext:value-type="float">
            <text:p>3.1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78 kWh</text:p>
          </table:table-cell>
          <table:table-cell office:value-type="float" office:value="1767.89" calcext:value-type="float">
            <text:p>1767.89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/>
          <table:table-cell office:value-type="float" office:value="19.31" calcext:value-type="float">
            <text:p>19.31</text:p>
          </table:table-cell>
          <table:table-cell office:value-type="string" calcext:value-type="string">
            <text:p>T-0</text:p>
          </table:table-cell>
          <table:table-cell office:value-type="float" office:value="1953.25" calcext:value-type="float">
            <text:p>1953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5.51" calcext:value-type="float">
            <text:p>5.51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02 kWh</text:p>
          </table:table-cell>
          <table:table-cell office:value-type="float" office:value="1904.77" calcext:value-type="float">
            <text:p>1904.7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33.33" calcext:value-type="float">
            <text:p>133.33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T-0</text:p>
          </table:table-cell>
          <table:table-cell office:value-type="float" office:value="2226.55" calcext:value-type="float">
            <text:p>2226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77" calcext:value-type="float">
            <text:p>1.7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25 kWh</text:p>
          </table:table-cell>
          <table:table-cell office:value-type="float" office:value="2038.96" calcext:value-type="float">
            <text:p>2038.9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42.73" calcext:value-type="float">
            <text:p>142.73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T-0</text:p>
          </table:table-cell>
          <table:table-cell office:value-type="float" office:value="2367.94" calcext:value-type="float">
            <text:p>2367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.72" calcext:value-type="float">
            <text:p>2.72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80 kWh</text:p>
          </table:table-cell>
          <table:table-cell office:value-type="float" office:value="1722.14" calcext:value-type="float">
            <text:p>1722.1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/>
          <table:table-cell office:value-type="float" office:value="18.84" calcext:value-type="float">
            <text:p>18.84</text:p>
          </table:table-cell>
          <table:table-cell office:value-type="string" calcext:value-type="string">
            <text:p>T-0</text:p>
          </table:table-cell>
          <table:table-cell office:value-type="float" office:value="1905.49" calcext:value-type="float">
            <text:p>1905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4.2" calcext:value-type="float">
            <text:p>4.2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87 kWh</text:p>
          </table:table-cell>
          <table:table-cell office:value-type="float" office:value="1763.23" calcext:value-type="float">
            <text:p>1763.2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/>
          <table:table-cell office:value-type="float" office:value="19.24" calcext:value-type="float">
            <text:p>19.24</text:p>
          </table:table-cell>
          <table:table-cell office:value-type="string" calcext:value-type="string">
            <text:p>T-0</text:p>
          </table:table-cell>
          <table:table-cell office:value-type="float" office:value="1947.82" calcext:value-type="float">
            <text:p>1947.82</text:p>
          </table:table-cell>
        </table:table-row>
        <table:table-row table:style-name="ro1">
          <table:table-cell/>
          <table:table-cell office:value-type="float" office:value="74.52" calcext:value-type="float">
            <text:p>74.52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string" calcext:value-type="string">
            <text:p>224 kWh</text:p>
          </table:table-cell>
          <table:table-cell office:value-type="float" office:value="1327.47" calcext:value-type="float">
            <text:p>1327.47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string" calcext:value-type="string">
            <text:p>T-0</text:p>
          </table:table-cell>
          <table:table-cell office:value-type="float" office:value="1502.83" calcext:value-type="float">
            <text:p>1502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10:54.356000000</meta:creation-date>
    <dc:date>2018-03-26T16:11:45.025000000</dc:date>
    <meta:editing-duration>PT51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